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Pulsioxíme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11:28.3732252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31:50.858300656</meta:creation-date>
    <dc:date>2020-06-21T18:46:50.166930938</dc:date>
    <meta:editing-duration>PT50M52S</meta:editing-duration>
    <meta:editing-cycles>12</meta:editing-cycles>
    <meta:generator>LibreOffice/6.1.5.2$Linux_X86_64 LibreOffice_project/10$Build-2</meta:generator>
    <meta:document-statistic meta:table-count="1" meta:cell-count="153" meta:object-count="0"/>
  </office:meta>
</office:document-meta>
</file>